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Roles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Permisos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Auxiliar</text:p>
          </table:table-cell>
          <table:table-cell table:style-name="ce1" office:value-type="string" calcext:value-type="string">
            <text:p>Conductor</text:p>
          </table:table-cell>
          <table:table-cell table:style-name="ce1" office:value-type="string" calcext:value-type="string">
            <text:p>Aplicador</text:p>
          </table:table-cell>
        </table:table-row>
        <table:table-row table:style-name="ro1">
          <table:table-cell table:style-name="ce2" office:value-type="string" calcext:value-type="string">
            <text:p>listar servicio → usuario</text:p>
          </table:table-cell>
          <table:table-cell table:number-columns-repeated="4" table:style-name="ce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listar servic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 servic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servic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servic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tar cliente → servicio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listar cliente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 cliente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cliente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cliente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tar parcela → cliente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listar parcel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 parcel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parcel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parcel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tar maquinaria → servicio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listar maquinari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 maquinari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maquinari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maquinari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tar fitosanitario → servicio</text:p>
          </table:table-cell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listar fitosanitar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 fitosanitar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fitosanitar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fitosanitar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tar usuarios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r usuarios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ar usuarios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rar usuarios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9:19:46.766416555</meta:creation-date>
    <dc:date>2025-02-28T09:36:43.489852053</dc:date>
    <meta:editing-duration>PT6M28S</meta:editing-duration>
    <meta:editing-cycles>1</meta:editing-cycles>
    <meta:document-statistic meta:table-count="1" meta:cell-count="97" meta:object-count="0"/>
    <meta:generator>LibreOffice/24.2.7.2$Linux_X86_64 LibreOffice_project/420$Build-2</meta:generator>
  </office:meta>
</office:document-meta>
</file>